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Montserrat" fo:font-size="10pt" fo:font-style="italic" officeooo:rsid="0042e709" officeooo:paragraph-rsid="005531e7" style:font-size-asian="10pt" style:font-style-asian="italic" style:font-size-complex="10pt" style:font-style-complex="italic"/>
    </style:style>
    <style:style style:name="P2" style:family="paragraph" style:parent-style-name="Text_20_body">
      <style:text-properties style:font-name="Montserrat" fo:font-size="10pt" fo:font-style="normal" fo:font-weight="250" officeooo:rsid="00635231" officeooo:paragraph-rsid="0063523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ans" fo:font-size="9pt" officeooo:rsid="0042e709" officeooo:paragraph-rsid="005531e7" style:font-size-asian="9pt" style:font-size-complex="9pt"/>
    </style:style>
    <style:style style:name="P4" style:family="paragraph" style:parent-style-name="Title">
      <style:text-properties style:font-name="Liberation Sans" fo:font-size="28pt" fo:font-weight="bold" officeooo:rsid="00635231" officeooo:paragraph-rsid="0042e709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Subtitle">
      <style:text-properties fo:font-variant="small-caps" style:font-name="Montserrat" fo:font-size="12pt" fo:font-style="italic" fo:font-weight="bold" officeooo:rsid="0042e709" officeooo:paragraph-rsid="0042e709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P6" style:family="paragraph" style:parent-style-name="Heading_20_1">
      <style:text-properties officeooo:rsid="0056fbba" officeooo:paragraph-rsid="0056fbba"/>
    </style:style>
    <style:style style:name="P7" style:family="paragraph" style:parent-style-name="Heading_20_1">
      <style:text-properties style:font-name="Montserrat" fo:font-size="17pt" fo:font-weight="normal" officeooo:rsid="0056fbba" officeooo:paragraph-rsid="0056fbba" style:font-name-asian="Arial Unicode MS" style:font-size-asian="17pt" style:font-weight-asian="normal" style:font-name-complex="Arial Unicode MS" style:font-size-complex="17pt" style:font-weight-complex="normal"/>
    </style:style>
    <style:style style:name="P8" style:family="paragraph" style:parent-style-name="Heading_20_1">
      <style:text-properties style:font-name="Montserrat" fo:font-size="17pt" fo:font-weight="normal" officeooo:rsid="00635231" officeooo:paragraph-rsid="00635231" style:font-name-asian="Arial Unicode MS" style:font-size-asian="17pt" style:font-weight-asian="normal" style:font-name-complex="Arial Unicode MS" style:font-size-complex="17pt" style:font-weight-complex="normal"/>
    </style:style>
    <style:style style:name="P9" style:family="paragraph" style:parent-style-name="Heading_20_1">
      <style:text-properties style:font-name="Montserrat" fo:font-size="17pt" fo:font-weight="normal" officeooo:rsid="00693368" officeooo:paragraph-rsid="00693368" style:font-name-asian="Arial Unicode MS" style:font-size-asian="17pt" style:font-weight-asian="normal" style:font-name-complex="Arial Unicode MS" style:font-size-complex="17pt" style:font-weight-complex="normal"/>
    </style:style>
    <style:style style:name="P10" style:family="paragraph" style:parent-style-name="Text_20_body" style:list-style-name="L1">
      <style:text-properties officeooo:rsid="0056fbba" officeooo:paragraph-rsid="0056fbba"/>
    </style:style>
    <style:style style:name="P11" style:family="paragraph" style:parent-style-name="Text_20_body" style:list-style-name="L1">
      <style:text-properties officeooo:rsid="00635231" officeooo:paragraph-rsid="00635231"/>
    </style:style>
    <style:style style:name="P12" style:family="paragraph" style:parent-style-name="Text_20_body">
      <style:text-properties style:font-name="Montserrat" fo:font-size="10pt" fo:font-style="normal" fo:font-weight="250" officeooo:rsid="0067874e" officeooo:paragraph-rsid="0067874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 style:list-style-name="L2">
      <style:text-properties officeooo:paragraph-rsid="00693368"/>
    </style:style>
    <style:style style:name="P14" style:family="paragraph" style:parent-style-name="Text_20_body" style:list-style-name="L2">
      <style:text-properties officeooo:rsid="00693368" officeooo:paragraph-rsid="00693368"/>
    </style:style>
    <style:style style:name="P15" style:family="paragraph" style:parent-style-name="Text_20_body">
      <style:text-properties officeooo:rsid="00693368" officeooo:paragraph-rsid="00693368"/>
    </style:style>
    <style:style style:name="T1" style:family="text">
      <style:text-properties officeooo:rsid="005531e7"/>
    </style:style>
    <style:style style:name="T2" style:family="text">
      <style:text-properties officeooo:rsid="005226d1"/>
    </style:style>
    <style:style style:name="T3" style:family="text">
      <style:text-properties officeooo:rsid="005f4fcd"/>
    </style:style>
    <style:style style:name="T4" style:family="text">
      <style:text-properties officeooo:rsid="006047a5"/>
    </style:style>
    <style:style style:name="T5" style:family="text">
      <style:text-properties officeooo:rsid="00635231"/>
    </style:style>
    <style:style style:name="T6" style:family="text">
      <style:text-properties officeooo:rsid="0067874e"/>
    </style:style>
    <style:style style:name="T7" style:family="text">
      <style:text-properties style:font-name="Montserrat" fo:font-size="10pt" fo:font-style="normal" fo:font-weight="25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Montserrat" fo:font-size="10pt" fo:font-style="normal" fo:font-weight="250" officeooo:rsid="00693368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6a6d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em-control</text:p>
      <text:p text:style-name="P5">Manuel d’utilisation du logiciel</text:p>
      <text:h text:style-name="P6" text:outline-level="1"/>
      <text:h text:style-name="P7" text:outline-level="1">Quickstart</text:h>
      <text:list xml:id="list3386715844" text:style-name="L1">
        <text:list-item>
          <text:p text:style-name="P10">démarrer l’application «<text:span text:style-name="T5">AtemOSC</text:span>»</text:p>
          <text:list>
            <text:list-item>
              <text:p text:style-name="P11">Remplir le champ de l’adresse IP de l’Atem</text:p>
            </text:list-item>
            <text:list-item>
              <text:p text:style-name="P11">Cliquer sur « Connect ». La led doit passer en vert et le Product Name doit s’afficher.</text:p>
            </text:list-item>
            <text:list-item>
              <text:p text:style-name="P11">Entrer l’adresse IP de l’ordinateur dans le champ Feedback Adress IP, <text:span text:style-name="T6">et </text:span>port <text:span text:style-name="T6">11111</text:span></text:p>
            </text:list-item>
          </text:list>
        </text:list-item>
        <text:list-item>
          <text:p text:style-name="P11">Démarrer l’application « atem-control » (ouvrir avec Max)</text:p>
          <text:list>
            <text:list-item>
              <text:p text:style-name="P11">Les menus des inputs ont du se remplir tout seul, <text:s/>Si les menus ne sont pas remplis, soit le feedback est mal configuré dans Atem OSC, soit il n’y a pas d’Atem, soit un autre logiciel écoute déjà le port <text:span text:style-name="T9">11111</text:span></text:p>
            </text:list-item>
          </text:list>
        </text:list-item>
      </text:list>
      <text:h text:style-name="P8" text:outline-level="1">Nouvelle mémoire</text:h>
      <text:p text:style-name="P2">Pour faire une mémoire, il faut cliquer sur le <text:s/>bouton. Cela crée une mémoire dans le dossier « events » situé dans le même répertoire de l’ordinateur. Le nom du fichier est un horodatage, afin de ne pas avoir deux noms identique.</text:p>
      <text:h text:style-name="P8" text:outline-level="1">Conduite</text:h>
      <text:p text:style-name="P12">Pour déclencher la mémoire, il suffit d’envoyer le message /atem &lt;nom de la mémoire&lt;.</text:p>
      <text:p text:style-name="P12">Les fichiers doivent être des fichiers avec l’extension .txt</text:p>
      <text:p text:style-name="P12">Pour les ouvrir, utiliser un editeur de texte comme Sublime ou Atom, et non pas text Edit qui risque de corrompre les fichiers.</text:p>
      <text:h text:style-name="P9" text:outline-level="1">Mise à jour Git</text:h>
      <text:list xml:id="list2308627890" text:style-name="L2">
        <text:list-item>
          <text:p text:style-name="P14"><text:span text:style-name="T8">Q</text:span><text:span text:style-name="T7">uitter Max</text:span></text:p>
        </text:list-item>
        <text:list-item>
          <text:p text:style-name="P13"><text:span text:style-name="T8">Ouvrir un terminal</text:span></text:p>
        </text:list-item>
        <text:list-item>
          <text:p text:style-name="P14"><text:span text:style-name="T7">cd Desktop/Spectacles/ZOO/atem-control</text:span></text:p>
        </text:list-item>
        <text:list-item>
          <text:p text:style-name="P14"><text:span text:style-name="T7">git pull</text:span></text:p>
        </text:list-item>
      </text:list>
      <text:p text:style-name="P15"><text:span text:style-name="T7">et voila 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Montserrat" fo:font-family="Montserrat" style:font-pitch="variable" fo:font-size="10pt" fo:font-weight="250" officeooo:rsid="001c3f91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06pt solid #000000" style:shadow="none"/>
      <style:text-properties style:font-name="Montserrat" fo:font-family="Montserrat" style:font-pitch="variable" fo:font-size="17pt" fo:font-weight="normal" style:font-size-asian="17pt" style:font-weight-asian="normal" style:font-size-complex="17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199cm" fo:margin-right="0cm" fo:margin-top="0.15cm" fo:margin-bottom="0.101cm" style:contextual-spacing="false" fo:text-indent="-1.02cm" style:auto-text-indent="false">
        <style:tab-stops/>
      </style:paragraph-properties>
      <style:text-properties fo:font-variant="normal" fo:text-transform="none" style:font-name="Montserrat" fo:font-family="Montserrat" style:font-pitch="variable" fo:font-size="11pt" fo:font-weight="normal" officeooo:rsid="0042f89b" style:font-name-asian="Arial Unicode MS" style:font-family-asian="'Arial Unicode MS'" style:font-family-generic-asian="system" style:font-pitch-asian="variable" style:font-size-asian="11pt" style:font-weight-asian="normal" style:font-name-complex="Arial Unicode MS" style:font-family-complex="'Arial Unicode MS'" style:font-family-generic-complex="system" style:font-pitch-complex="variable" style:font-size-complex="11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Montserrat" fo:font-family="Montserra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Montserrat" fo:font-family="Montserrat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Illustration" style:family="paragraph" style:parent-style-name="Caption" style:class="extra">
      <style:text-properties style:font-name="Montserrat" fo:font-family="Montserrat" style:font-pitch="variable" fo:font-style="italic" fo:font-weight="100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06pt solid #000000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Montserrat" fo:font-size="10pt" fo:font-style="italic" officeooo:rsid="0042e709" officeooo:paragraph-rsid="005531e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ans" fo:font-size="9pt" officeooo:rsid="0042e709" officeooo:paragraph-rsid="005531e7" style:font-size-asian="9pt" style:font-size-complex="9pt"/>
    </style:style>
    <style:style style:name="MT1" style:family="text">
      <style:text-properties officeooo:rsid="0067874e"/>
    </style:style>
    <style:style style:name="MT2" style:family="text">
      <style:text-properties officeooo:rsid="005226d1"/>
    </style:style>
    <style:style style:name="MT3" style:family="text">
      <style:text-properties officeooo:rsid="005f4fcd"/>
    </style:style>
    <style:style style:name="MT4" style:family="text">
      <style:text-properties officeooo:rsid="006047a5"/>
    </style:style>
    <style:style style:name="MT5" style:family="text">
      <style:text-properties officeooo:rsid="005531e7"/>
    </style:style>
    <style:page-layout style:name="Mpm1">
      <style:page-layout-properties fo:page-width="21.001cm" fo:page-height="29.7cm" style:num-format="1" style:print-orientation="portrait" fo:margin-top="0.58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52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tem-control </text:span>manuel – <text:span text:style-name="MT1">Pixel Stereo</text:span></text:p>
        <text:p text:style-name="MP2"><text:span text:style-name="MT2">version </text:span><text:span text:style-name="MT1">1 </text:span><text:span text:style-name="MT2"><text:s/></text:span><text:span text:style-name="MT3">du log</text:span><text:span text:style-name="MT4">i</text:span><text:span text:style-name="MT3">ciel </text:span><text:span text:style-name="MT5">– Page </text:span><text:page-number text:select-page="current">1</text:page-number><text:s/>/ <text:page-count>1</text:page-count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2T10:56:45.905708122</meta:creation-date>
    <meta:editing-duration>PT2H14M29S</meta:editing-duration>
    <meta:editing-cycles>28</meta:editing-cycles>
    <meta:generator>LibreOffice/7.2.5.2$MacOSX_X86_64 LibreOffice_project/499f9727c189e6ef3471021d6132d4c694f357e5</meta:generator>
    <dc:title>-</dc:title>
    <dc:subject>-</dc:subject>
    <dc:date>2022-02-16T13:40:57.857067444</dc:date>
    <meta:print-date>2022-02-16T13:40:58.717575480</meta:print-date>
    <meta:document-statistic meta:table-count="0" meta:image-count="0" meta:object-count="0" meta:page-count="1" meta:paragraph-count="23" meta:word-count="226" meta:character-count="1279" meta:non-whitespace-character-count="1081"/>
    <meta:user-defined meta:name="Version" meta:value-type="float">1</meta:user-defined>
  </office:meta>
</office:document-meta>
</file>